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9.5pt" fo:language="en" fo:country="US"/>
    </style:style>
    <style:style style:name="P2" style:family="paragraph" style:parent-style-name="Text_20_body">
      <style:text-properties fo:font-size="19.5pt" fo:language="en" fo:country="US" officeooo:rsid="00175bf0" officeooo:paragraph-rsid="00175bf0"/>
    </style:style>
    <style:style style:name="P3" style:family="paragraph" style:parent-style-name="Text_20_body">
      <style:text-properties fo:font-size="19.5pt" fo:language="en" fo:country="US" officeooo:rsid="00175bf0" officeooo:paragraph-rsid="0019b3bd"/>
    </style:style>
    <style:style style:name="P4" style:family="paragraph" style:parent-style-name="Text_20_body">
      <style:text-properties fo:font-size="19.5pt" fo:language="en" fo:country="US" officeooo:rsid="00195816" officeooo:paragraph-rsid="00195816"/>
    </style:style>
    <style:style style:name="P5" style:family="paragraph" style:parent-style-name="Text_20_body">
      <style:text-properties officeooo:paragraph-rsid="00175bf0"/>
    </style:style>
    <style:style style:name="P6" style:family="paragraph" style:parent-style-name="Text_20_body">
      <style:text-properties style:text-position="sub 58%" style:font-name="NanumBarunGothic" fo:font-size="18pt" fo:language="en" fo:country="US" officeooo:rsid="00175bf0" officeooo:paragraph-rsid="0019b3bd" style:font-name-asian="NanumBarunGothic" style:font-size-asian="18pt" style:font-size-complex="18pt"/>
    </style:style>
    <style:style style:name="P7" style:family="paragraph" style:parent-style-name="Text_20_body">
      <style:text-properties style:text-position="sub 58%" style:font-name="NanumBarunGothic" fo:font-size="18pt" fo:language="en" fo:country="US" officeooo:rsid="00175bf0" officeooo:paragraph-rsid="001dc673" style:font-name-asian="NanumBarunGothic" style:font-size-asian="18pt" style:font-size-complex="18pt"/>
    </style:style>
    <style:style style:name="P8" style:family="paragraph" style:parent-style-name="Text_20_body">
      <style:text-properties fo:font-size="18pt" fo:language="en" fo:country="US" officeooo:rsid="00175bf0" officeooo:paragraph-rsid="00175bf0" style:font-size-asian="18pt" style:font-size-complex="18pt"/>
    </style:style>
    <style:style style:name="P9" style:family="paragraph" style:parent-style-name="Text_20_body">
      <style:text-properties fo:font-size="12pt" fo:language="en" fo:country="US" officeooo:rsid="00175bf0" officeooo:paragraph-rsid="00175bf0" style:font-size-asian="12pt" style:font-size-complex="12pt"/>
    </style:style>
    <style:style style:name="P10" style:family="paragraph" style:parent-style-name="Heading_20_2">
      <style:text-properties fo:font-size="19.5pt" fo:language="en" fo:country="US"/>
    </style:style>
    <style:style style:name="T1" style:family="text">
      <style:text-properties officeooo:rsid="00175bf0"/>
    </style:style>
    <style:style style:name="T2" style:family="text">
      <style:text-properties officeooo:rsid="0019b3bd"/>
    </style:style>
    <style:style style:name="T3" style:family="text">
      <style:text-properties officeooo:rsid="001b7820"/>
    </style:style>
    <style:style style:name="T4" style:family="text">
      <style:text-properties style:text-position="sub 58%" style:font-name="NanumBarunGothic" fo:font-size="18pt" officeooo:rsid="001b7820" style:font-name-asian="NanumBarunGothic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37f32" style:font-size-asian="12pt" style:font-size-complex="12pt"/>
    </style:style>
    <style:style style:name="T7" style:family="text">
      <style:text-properties officeooo:rsid="001ece41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9.5pt" fo:language="en" fo:country="US" officeooo:rsid="00175bf0"/>
    </style:style>
    <style:style style:name="T10" style:family="text">
      <style:text-properties fo:font-size="19.5pt" fo:language="en" fo:country="US" officeooo:rsid="0019b3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 text:name="searchhyperbase-20180611-201806"/>Search&amp;Hyperbase 201806<text:span text:style-name="T1">18</text:span>-201806<text:span text:style-name="T1">22</text:span></text:h>
      <text:p text:style-name="P1"/>
      <text:p text:style-name="P8">本周：<text:tab/></text:p>
      <text:p text:style-name="P2"><text:tab/>1.Elastic Search检索语义归纳调研</text:p>
      <text:p text:style-name="P3"><text:s text:c="11"/><text:tab/><text:tab/><text:span text:style-name="T4">1.CommonTermQuery语义</text:span></text:p>
      <text:p text:style-name="P6"><text:tab/><text:tab/><text:tab/><text:span text:style-name="T3">2.PercolateQuery语义</text:span></text:p>
      <text:p text:style-name="P6"><text:tab/><text:tab/><text:tab/><text:span text:style-name="T3">3.QueryStringQuery语义</text:span></text:p>
      <text:p text:style-name="P7"><text:tab/><text:tab/><text:tab/><text:span text:style-name="T7">4.ScriptQuery语义</text:span></text:p>
      <text:p text:style-name="P2"><text:s text:c="9"/>2.Lucene IndexOrDocValueQuery原理调研</text:p>
      <text:p text:style-name="P2"/>
      <text:p text:style-name="P2"><text:tab/>3.ES对Lucene检索行为改变的原理</text:p>
      <text:p text:style-name="P2"><text:tab/><text:span text:style-name="T8"><text:tab/></text:span><text:span text:style-name="T5">1.Query.Rewrite的流程和意义</text:span></text:p>
      <text:p text:style-name="P9"><text:tab/><text:tab/>2.Query.TwoPhase的意义</text:p>
      <text:p text:style-name="P2"><text:tab/></text:p>
      <text:p text:style-name="P8"><text:s text:c="4"/>下周：</text:p>
      <text:p text:style-name="P2"><text:tab/><text:tab/>1.ES&amp;&amp;Lucene检索语义总结文档</text:p>
      <text:p text:style-name="P4"><text:tab/><text:tab/>2.Lucene BenchMark调研</text:p>
      <text:p text:style-name="P4"><text:tab/><text:tab/><text:span text:style-name="T5"><text:tab/></text:span><text:span text:style-name="T6">1.本地编译，配置，运行，调研Test思路</text:span></text:p>
      <text:p text:style-name="P2"><text:tab/><text:tab/><text:span text:style-name="T2">3</text:span>.Lucene Index各项索引指标的分项性能测试<text:span text:style-name="T2">，明确各个配置项目对Index性能的影响。</text:span></text:p>
      <text:p text:style-name="P2"><text:tab/><text:tab/><text:tab/></text:p>
      <text:p text:style-name="P5"><text:span text:style-name="T9"><text:s text:c="17"/></text:span><text:span text:style-name="T10">4.Lucene内存数据结构的调研&amp;&amp;各个数据结构之间的磁盘/内存占用</text:span><text:span text:style-name="T9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7:39:10.761738205</meta:creation-date>
    <dc:date>2018-06-25T18:15:47.460579312</dc:date>
    <meta:editing-duration>PT16M1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48" meta:character-count="447" meta:non-whitespace-character-count="368"/>
  </office:meta>
</office:document-meta>
</file>